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76.32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79.46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style:text-position="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4" style:family="table-cell" style:parent-style-name="Default" style:data-style-name="N100">
      <style:table-cell-properties style:vertical-align="top"/>
      <style:text-properties style:text-position=""/>
    </style:style>
    <style:style style:name="ce6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style:vertical-align="top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RU" style:country-asian="CN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RU" style:country-asian="CN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s_read_only</text:p>
          </table:table-cell>
          <table:table-cell table:style-name="Default" office:value-type="string" calcext:value-type="string">
            <text:p>connection_string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or=ConnectorTest;host=0.0.0.0;port=0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</table:table-row>
      </table:table>
      <table:table table:name="Tags" table:style-name="ta1">
        <table:table-column table:style-name="co10" table:default-cell-style-name="ce7"/>
        <table:table-column table:style-name="co1" table:default-cell-style-name="ce7"/>
        <table:table-column table:style-name="co1" table:number-columns-repeated="4" table:default-cell-style-name="Default"/>
        <table:table-column table:style-name="co11" table:default-cell-style-name="ce7"/>
        <table:table-column table:style-name="co12" table:default-cell-style-name="ce7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s_log</text:p>
          </table:table-cell>
          <table:table-cell table:style-name="Default" office:value-type="string" calcext:value-type="string">
            <text:p>connector_name</text:p>
          </table:table-cell>
          <table:table-cell table:style-name="Default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</table:table>
      <table:table table:name="Scripts" table:style-name="ta1">
        <table:table-column table:style-name="co1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is_active</text:p>
          </table:table-cell>
          <table:table-cell table:style-name="Default" office:value-type="string" calcext:value-type="string">
            <text:p>script</text:p>
          </table:table-cell>
        </table:table-row>
        <table:table-row table:style-name="ro2">
          <table:table-cell office:value-type="string" calcext:value-type="string">
            <text:p>1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<text:span text:style-name="T2">print(tgv)</text:span></text:p>
            <text:p>tgv.value = rnd.uniform(0,100)</text:p>
            <text:p>tgv.status = 0</text:p>
            <text:p>self.server.set(tgv) </text:p>
          </table:table-cell>
        </table:table-row>
        <table:table-row table:style-name="ro3">
          <table:table-cell office:value-type="string" calcext:value-type="string">
            <text:p>20_scrip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rt random as rnd</text:p>
            <text:p><text:span text:style-name="T2">tgv = self.server.get('Tag_2</text:span>')</text:p>
            <text:p>tgv.value = rnd.random()</text:p>
            <text:p>print(tgv)</text:p>
            <text:p>self.server.set(tgv) </text:p>
          </table:table-cell>
        </table:table-row>
        <table:table-row table:style-name="ro3">
          <table:table-cell office:value-type="string" calcext:value-type="string">
            <text:p>30_scrip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rt random as rnd</text:p>
            <text:p><text:span text:style-name="T2">tgv = self.server.get('Tag_3</text:span>')</text:p>
            <text:p>tgv.value = rnd.random()</text:p>
            <text:p>print(tgv)</text:p>
            <text:p>self.server.set(tgv) </text:p>
          </table:table-cell>
        </table:table-row>
        <table:table-row table:style-name="ro3">
          <table:table-cell office:value-type="string" calcext:value-type="string">
            <text:p>40_scrip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print(tgv)</text:p>
            <text:p>self.server.set(tgv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9">00.00.0000</text:date>, <text:time style:data-style-name="N2" text:time-value="12:18:03.08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4T11:36:01.514000000</meta:creation-date>
    <meta:generator>LibreOffice/5.0.4.2$Windows_x86 LibreOffice_project/2b9802c1994aa0b7dc6079e128979269cf95bc78</meta:generator>
    <dc:date>2024-05-29T12:19:34.855000000</dc:date>
    <meta:editing-duration>PT4H44M42S</meta:editing-duration>
    <meta:editing-cycles>31</meta:editing-cycles>
    <meta:document-statistic meta:table-count="3" meta:cell-count="733" meta:object-count="0"/>
  </office:meta>
</office:document-meta>
</file>